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4.7883625682761E-031" calcext:value-type="float">
            <text:p>-4.7883625682761E-031</text:p>
          </table:table-cell>
          <table:table-cell/>
          <table:table-cell table:style-name="ce3" office:value-type="float" office:value="-1.54999589590182E-020" calcext:value-type="float">
            <text:p>-1.54999589590182E-020</text:p>
          </table:table-cell>
          <table:table-cell/>
          <table:table-cell table:formula="of:=[.D9]/[.F9]" office:value-type="float" office:value="0.0000000000308927435287829" calcext:value-type="float">
            <text:p>3.08927435287829E-011</text:p>
          </table:table-cell>
          <table:table-cell table:formula="of:=[.D9]-[.F9]" office:value-type="float" office:value="1.54999589585394E-020" calcext:value-type="float">
            <text:p>1.54999589585394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9]/[.O9]" office:value-type="float" office:value="-0.608434895758349" calcext:value-type="float">
            <text:p>-0.6084348958</text:p>
          </table:table-cell>
          <table:table-cell table:formula="of:=[.M9]-[.O9]" office:value-type="float" office:value="-4.09750904267805E-020" calcext:value-type="float">
            <text:p>-4.10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-1.35111810616819E-025" calcext:value-type="float">
            <text:p>-1.35111810616819E-025</text:p>
          </table:table-cell>
          <table:table-cell/>
          <table:table-cell table:style-name="ce3" office:value-type="float" office:value="8.62930402938641E-037" calcext:value-type="float">
            <text:p>8.62930402938641E-037</text:p>
          </table:table-cell>
          <table:table-cell/>
          <table:table-cell table:formula="of:=[.D10]/[.F10]" office:value-type="float" office:value="-156573241777.908" calcext:value-type="float">
            <text:p>-156573241777.908</text:p>
          </table:table-cell>
          <table:table-cell table:formula="of:=[.D10]-[.F10]" office:value-type="float" office:value="-1.35111810617682E-025" calcext:value-type="float">
            <text:p>-1.35111810617682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10]/[.O10]" office:value-type="float" office:value="-0.0338409750325975" calcext:value-type="float">
            <text:p>-0.033840975</text:p>
          </table:table-cell>
          <table:table-cell table:formula="of:=[.M10]-[.O10]" office:value-type="float" office:value="2.63625030986845E-035" calcext:value-type="float">
            <text:p>2.64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95.40046696035" calcext:value-type="float">
            <text:p>3395.4004669604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11]/[.F11]" office:value-type="float" office:value="0.999999999933522" calcext:value-type="float">
            <text:p>0.9999999999</text:p>
          </table:table-cell>
          <table:table-cell table:formula="of:=[.D11]-[.F11]" office:value-type="float" office:value="-0.000000225719759328058" calcext:value-type="float">
            <text:p>-2.2571975932805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9.57672513652013E-030" calcext:value-type="float">
            <text:p>-9.57672513652013E-030</text:p>
          </table:table-cell>
          <table:table-cell/>
          <table:table-cell table:style-name="ce3" office:value-type="float" office:value="1.12466222659798E-022" calcext:value-type="float">
            <text:p>1.12466222659798E-022</text:p>
          </table:table-cell>
          <table:table-cell/>
          <table:table-cell table:formula="of:=[.D12]/[.F12]" office:value-type="float" office:value="-0.0000000851520119555274" calcext:value-type="float">
            <text:p>-8.51520119555274E-008</text:p>
          </table:table-cell>
          <table:table-cell table:formula="of:=[.D12]-[.F12]" office:value-type="float" office:value="-1.12466232236523E-022" calcext:value-type="float">
            <text:p>-1.12466232236523E-02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12]/[.O12]" office:value-type="float" office:value="0.000746764408429589" calcext:value-type="float">
            <text:p>0.0007467644</text:p>
          </table:table-cell>
          <table:table-cell table:formula="of:=[.M12]-[.O12]" office:value-type="float" office:value="-1.50492224346765E-019" calcext:value-type="float">
            <text:p>-1.50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02667715923871E-024" calcext:value-type="float">
            <text:p>-2.02667715923871E-024</text:p>
          </table:table-cell>
          <table:table-cell/>
          <table:table-cell table:style-name="ce3" office:value-type="float" office:value="-7.69654926200893E-036" calcext:value-type="float">
            <text:p>-7.69654926200893E-036</text:p>
          </table:table-cell>
          <table:table-cell/>
          <table:table-cell table:formula="of:=[.D13]/[.F13]" office:value-type="float" office:value="263322833421.287" calcext:value-type="float">
            <text:p>263322833421.287</text:p>
          </table:table-cell>
          <table:table-cell table:formula="of:=[.D13]-[.F13]" office:value-type="float" office:value="-2.02667715923101E-024" calcext:value-type="float">
            <text:p>-2.02667715923101E-02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13]/[.O13]" office:value-type="float" office:value="0.0623539090434415" calcext:value-type="float">
            <text:p>0.062353909</text:p>
          </table:table-cell>
          <table:table-cell table:formula="of:=[.M13]-[.O13]" office:value-type="float" office:value="1.15736758770801E-034" calcext:value-type="float">
            <text:p>1.16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66960352422907" calcext:value-type="float">
            <text:p>0.0046696035</text:p>
          </table:table-cell>
          <table:table-cell/>
          <table:table-cell table:style-name="ce3" office:value-type="float" office:value="0.0046729901061877" calcext:value-type="float">
            <text:p>0.0046729901</text:p>
          </table:table-cell>
          <table:table-cell/>
          <table:table-cell table:formula="of:=[.D14]/[.F14]" office:value-type="float" office:value="0.999275285870144" calcext:value-type="float">
            <text:p>0.9992752859</text:p>
          </table:table-cell>
          <table:table-cell table:formula="of:=[.D14]-[.F14]" office:value-type="float" office:value="-0.00000338658195862991" calcext:value-type="float">
            <text:p>-3.38658195862991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14]/[.O14]" office:value-type="float" office:value="1.00000000000004" calcext:value-type="float">
            <text:p>1</text:p>
          </table:table-cell>
          <table:table-cell table:formula="of:=[.M14]-[.O14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4.7883625682761E-031" calcext:value-type="float">
            <text:p>-4.7883625682761E-031</text:p>
          </table:table-cell>
          <table:table-cell/>
          <table:table-cell table:style-name="ce3" office:value-type="float" office:value="2.54751314677623E-020" calcext:value-type="float">
            <text:p>2.54751314677623E-020</text:p>
          </table:table-cell>
          <table:table-cell/>
          <table:table-cell table:formula="of:=[.D21]/[.F21]" office:value-type="float" office:value="-0.0000000000187962231886244" calcext:value-type="float">
            <text:p>-1.87962231886244E-011</text:p>
          </table:table-cell>
          <table:table-cell table:formula="of:=[.D21]-[.F21]" office:value-type="float" office:value="-2.54751314682411E-020" calcext:value-type="float">
            <text:p>-2.54751314682411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21]/[.O21]" office:value-type="float" office:value="-0.620131487230348" calcext:value-type="float">
            <text:p>-0.6201314872</text:p>
          </table:table-cell>
          <table:table-cell table:formula="of:=[.M21]-[.O21]" office:value-type="float" office:value="-4.04945919976414E-020" calcext:value-type="float">
            <text:p>-4.05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-1.35111810616819E-025" calcext:value-type="float">
            <text:p>-1.35111810616819E-025</text:p>
          </table:table-cell>
          <table:table-cell/>
          <table:table-cell table:style-name="ce3" office:value-type="float" office:value="-2.54995726957459E-035" calcext:value-type="float">
            <text:p>-2.54995726957459E-035</text:p>
          </table:table-cell>
          <table:table-cell/>
          <table:table-cell table:formula="of:=[.D22]/[.F22]" office:value-type="float" office:value="5298591165.77901" calcext:value-type="float">
            <text:p>5298591165.77901</text:p>
          </table:table-cell>
          <table:table-cell table:formula="of:=[.D22]-[.F22]" office:value-type="float" office:value="-1.35111810591319E-025" calcext:value-type="float">
            <text:p>-1.35111810591319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22]/[.O22]" office:value-type="float" office:value="-0.0831212803544714" calcext:value-type="float">
            <text:p>-0.0831212804</text:p>
          </table:table-cell>
          <table:table-cell table:formula="of:=[.M22]-[.O22]" office:value-type="float" office:value="1.12445125833221E-035" calcext:value-type="float">
            <text:p>1.12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696035" calcext:value-type="float">
            <text:p>3395.4004669604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3]/[.F23]" office:value-type="float" office:value="0.999999999933522" calcext:value-type="float">
            <text:p>0.9999999999</text:p>
          </table:table-cell>
          <table:table-cell table:formula="of:=[.D23]-[.F23]" office:value-type="float" office:value="-0.000000225719759328058" calcext:value-type="float">
            <text:p>-2.2571975932805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9.57672513652013E-030" calcext:value-type="float">
            <text:p>-9.57672513652013E-030</text:p>
          </table:table-cell>
          <table:table-cell/>
          <table:table-cell table:style-name="ce3" office:value-type="float" office:value="1.50604690569425E-019" calcext:value-type="float">
            <text:p>1.50604690569425E-019</text:p>
          </table:table-cell>
          <table:table-cell/>
          <table:table-cell table:formula="of:=[.D24]/[.F24]" office:value-type="float" office:value="-0.0000000000635884918345588" calcext:value-type="float">
            <text:p>-6.35884918345588E-011</text:p>
          </table:table-cell>
          <table:table-cell table:formula="of:=[.D24]-[.F24]" office:value-type="float" office:value="-1.50604690579002E-019" calcext:value-type="float">
            <text:p>-1.50604690579002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24]/[.O24]" office:value-type="float" office:value="0.000314417221129646" calcext:value-type="float">
            <text:p>0.0003144172</text:p>
          </table:table-cell>
          <table:table-cell table:formula="of:=[.M24]-[.O24]" office:value-type="float" office:value="-3.57584934243277E-019" calcext:value-type="float">
            <text:p>-3.58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02667715923871E-024" calcext:value-type="float">
            <text:p>-2.02667715923871E-024</text:p>
          </table:table-cell>
          <table:table-cell/>
          <table:table-cell table:style-name="ce3" office:value-type="float" office:value="-1.2343330803281E-034" calcext:value-type="float">
            <text:p>-1.2343330803281E-034</text:p>
          </table:table-cell>
          <table:table-cell/>
          <table:table-cell table:formula="of:=[.D25]/[.F25]" office:value-type="float" office:value="16419208004.2122" calcext:value-type="float">
            <text:p>16419208004.2122</text:p>
          </table:table-cell>
          <table:table-cell table:formula="of:=[.D25]-[.F25]" office:value-type="float" office:value="-2.02667715911528E-024" calcext:value-type="float">
            <text:p>-2.02667715911528E-02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25]/[.O25]" office:value-type="float" office:value="0.110964141418459" calcext:value-type="float">
            <text:p>0.1109641414</text:p>
          </table:table-cell>
          <table:table-cell table:formula="of:=[.M25]-[.O25]" office:value-type="float" office:value="6.16641393678823E-035" calcext:value-type="float">
            <text:p>6.17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6960352422907" calcext:value-type="float">
            <text:p>0.0046696035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26]/[.F26]" office:value-type="float" office:value="0.999275285870181" calcext:value-type="float">
            <text:p>0.9992752859</text:p>
          </table:table-cell>
          <table:table-cell table:formula="of:=[.D26]-[.F26]" office:value-type="float" office:value="-0.00000338658195845991" calcext:value-type="float">
            <text:p>-3.38658195845991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26]/[.O26]" office:value-type="float" office:value="1.00000000000004" calcext:value-type="float">
            <text:p>1</text:p>
          </table:table-cell>
          <table:table-cell table:formula="of:=[.M26]-[.O26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4.7883625682761E-031" calcext:value-type="float">
            <text:p>-4.7883625682761E-031</text:p>
          </table:table-cell>
          <table:table-cell/>
          <table:table-cell table:style-name="ce3" office:value-type="float" office:value="2.49946330386232E-020" calcext:value-type="float">
            <text:p>2.49946330386232E-020</text:p>
          </table:table-cell>
          <table:table-cell/>
          <table:table-cell table:formula="of:=[.D33]/[.F33]" office:value-type="float" office:value="-0.0000000000191575629891299" calcext:value-type="float">
            <text:p>-1.91575629891299E-011</text:p>
          </table:table-cell>
          <table:table-cell table:formula="of:=[.D33]-[.F33]" office:value-type="float" office:value="-2.4994633039102E-020" calcext:value-type="float">
            <text:p>-2.4994633039102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33]/[.O33]" office:value-type="float" office:value="0.981138529952352" calcext:value-type="float">
            <text:p>0.98113853</text:p>
          </table:table-cell>
          <table:table-cell table:formula="of:=[.M33]-[.O33]" office:value-type="float" office:value="-4.80498429139095E-022" calcext:value-type="float">
            <text:p>-4.80E-02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-1.35111810616819E-025" calcext:value-type="float">
            <text:p>-1.35111810616819E-025</text:p>
          </table:table-cell>
          <table:table-cell/>
          <table:table-cell table:style-name="ce3" office:value-type="float" office:value="-1.03815821803835E-035" calcext:value-type="float">
            <text:p>-1.03815821803835E-035</text:p>
          </table:table-cell>
          <table:table-cell/>
          <table:table-cell table:formula="of:=[.D34]/[.F34]" office:value-type="float" office:value="13014568325.8299" calcext:value-type="float">
            <text:p>13014568325.8299</text:p>
          </table:table-cell>
          <table:table-cell table:formula="of:=[.D34]-[.F34]" office:value-type="float" office:value="-1.35111810606437E-025" calcext:value-type="float">
            <text:p>-1.35111810606437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34]/[.O34]" office:value-type="float" office:value="0.407127692069737" calcext:value-type="float">
            <text:p>0.4071276921</text:p>
          </table:table-cell>
          <table:table-cell table:formula="of:=[.M34]-[.O34]" office:value-type="float" office:value="1.51179905153624E-035" calcext:value-type="float">
            <text:p>1.5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696035" calcext:value-type="float">
            <text:p>3395.4004669604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5]/[.F35]" office:value-type="float" office:value="0.999999999933522" calcext:value-type="float">
            <text:p>0.9999999999</text:p>
          </table:table-cell>
          <table:table-cell table:formula="of:=[.D35]-[.F35]" office:value-type="float" office:value="-0.000000225719759328058" calcext:value-type="float">
            <text:p>-2.2571975932805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9.57672513652013E-030" calcext:value-type="float">
            <text:p>-9.57672513652013E-030</text:p>
          </table:table-cell>
          <table:table-cell/>
          <table:table-cell table:style-name="ce3" office:value-type="float" office:value="3.57697400465937E-019" calcext:value-type="float">
            <text:p>3.57697400465937E-019</text:p>
          </table:table-cell>
          <table:table-cell/>
          <table:table-cell table:formula="of:=[.D36]/[.F36]" office:value-type="float" office:value="-0.0000000000267732589726553" calcext:value-type="float">
            <text:p>-2.67732589726553E-011</text:p>
          </table:table-cell>
          <table:table-cell table:formula="of:=[.D36]-[.F36]" office:value-type="float" office:value="-3.57697400475514E-019" calcext:value-type="float">
            <text:p>-3.57697400475514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36]/[.O36]" office:value-type="float" office:value="2.3750747676816" calcext:value-type="float">
            <text:p>2.3750747677</text:p>
          </table:table-cell>
          <table:table-cell table:formula="of:=[.M36]-[.O36]" office:value-type="float" office:value="2.07092709896512E-019" calcext:value-type="float">
            <text:p>2.07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02667715923871E-024" calcext:value-type="float">
            <text:p>-2.02667715923871E-024</text:p>
          </table:table-cell>
          <table:table-cell/>
          <table:table-cell table:style-name="ce3" office:value-type="float" office:value="-6.93606886298912E-035" calcext:value-type="float">
            <text:p>-6.93606886298912E-035</text:p>
          </table:table-cell>
          <table:table-cell/>
          <table:table-cell table:formula="of:=[.D37]/[.F37]" office:value-type="float" office:value="29219392126.469" calcext:value-type="float">
            <text:p>29219392126.469</text:p>
          </table:table-cell>
          <table:table-cell table:formula="of:=[.D37]-[.F37]" office:value-type="float" office:value="-2.02667715916935E-024" calcext:value-type="float">
            <text:p>-2.02667715916935E-02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37]/[.O37]" office:value-type="float" office:value="0.561928459467799" calcext:value-type="float">
            <text:p>0.5619284595</text:p>
          </table:table-cell>
          <table:table-cell table:formula="of:=[.M37]-[.O37]" office:value-type="float" office:value="5.40726194029188E-035" calcext:value-type="float">
            <text:p>5.41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6960352422907" calcext:value-type="float">
            <text:p>0.0046696035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formula="of:=[.D38]/[.F38]" office:value-type="float" office:value="0.999275285870183" calcext:value-type="float">
            <text:p>0.9992752859</text:p>
          </table:table-cell>
          <table:table-cell table:formula="of:=[.D38]-[.F38]" office:value-type="float" office:value="-0.00000338658195845037" calcext:value-type="float">
            <text:p>-3.38658195845037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38]/[.O38]" office:value-type="float" office:value="0.999999999999998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4.7883625682761E-031" calcext:value-type="float">
            <text:p>-4.7883625682761E-031</text:p>
          </table:table-cell>
          <table:table-cell/>
          <table:table-cell table:style-name="ce3" office:value-type="float" office:value="1.93009871043265E-020" calcext:value-type="float">
            <text:p>1.93009871043265E-020</text:p>
          </table:table-cell>
          <table:table-cell/>
          <table:table-cell table:formula="of:=[.D45]/[.F45]" office:value-type="float" office:value="-0.0000000000248088998888702" calcext:value-type="float">
            <text:p>-2.48088998888702E-011</text:p>
          </table:table-cell>
          <table:table-cell table:formula="of:=[.D45]-[.F45]" office:value-type="float" office:value="-1.93009871048053E-020" calcext:value-type="float">
            <text:p>-1.93009871048053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formula="of:=[.M45]/[.O45]" office:value-type="float" office:value="-0.803065608781415" calcext:value-type="float">
            <text:p>-0.8030656088</text:p>
          </table:table-cell>
          <table:table-cell table:formula="of:=[.M45]-[.O45]" office:value-type="float" office:value="-3.48009460633447E-020" calcext:value-type="float">
            <text:p>-3.48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-1.35111810616819E-025" calcext:value-type="float">
            <text:p>-1.35111810616819E-025</text:p>
          </table:table-cell>
          <table:table-cell/>
          <table:table-cell table:style-name="ce3" office:value-type="float" office:value="-7.12149303642601E-035" calcext:value-type="float">
            <text:p>-7.12149303642601E-035</text:p>
          </table:table-cell>
          <table:table-cell/>
          <table:table-cell table:formula="of:=[.D46]/[.F46]" office:value-type="float" office:value="1897239945.69299" calcext:value-type="float">
            <text:p>1897239945.69299</text:p>
          </table:table-cell>
          <table:table-cell table:formula="of:=[.D46]-[.F46]" office:value-type="float" office:value="-1.35111810545604E-025" calcext:value-type="float">
            <text:p>-1.35111810545604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formula="of:=[.M46]/[.O46]" office:value-type="float" office:value="-0.0121172680858467" calcext:value-type="float">
            <text:p>-0.0121172681</text:p>
          </table:table-cell>
          <table:table-cell table:formula="of:=[.M46]-[.O46]" office:value-type="float" office:value="7.20778607671987E-035" calcext:value-type="float">
            <text:p>7.2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696035" calcext:value-type="float">
            <text:p>3395.4004669604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7]/[.F47]" office:value-type="float" office:value="0.999999999933522" calcext:value-type="float">
            <text:p>0.9999999999</text:p>
          </table:table-cell>
          <table:table-cell table:formula="of:=[.D47]-[.F47]" office:value-type="float" office:value="-0.000000225719759328058" calcext:value-type="float">
            <text:p>-2.2571975932805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9.57672513652013E-030" calcext:value-type="float">
            <text:p>-9.57672513652013E-030</text:p>
          </table:table-cell>
          <table:table-cell/>
          <table:table-cell table:style-name="ce3" office:value-type="float" office:value="2.85081123164779E-019" calcext:value-type="float">
            <text:p>2.85081123164779E-019</text:p>
          </table:table-cell>
          <table:table-cell/>
          <table:table-cell table:formula="of:=[.D48]/[.F48]" office:value-type="float" office:value="-0.0000000000335929823420287" calcext:value-type="float">
            <text:p>-3.35929823420287E-011</text:p>
          </table:table-cell>
          <table:table-cell table:formula="of:=[.D48]-[.F48]" office:value-type="float" office:value="-2.85081123174356E-019" calcext:value-type="float">
            <text:p>-2.85081123174356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formula="of:=[.M48]/[.O48]" office:value-type="float" office:value="0.000394506031866556" calcext:value-type="float">
            <text:p>0.000394506</text:p>
          </table:table-cell>
          <table:table-cell table:formula="of:=[.M48]-[.O48]" office:value-type="float" office:value="-2.84968656942119E-019" calcext:value-type="float">
            <text:p>-2.8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02667715923871E-024" calcext:value-type="float">
            <text:p>-2.02667715923871E-024</text:p>
          </table:table-cell>
          <table:table-cell/>
          <table:table-cell table:style-name="ce3" office:value-type="float" office:value="-7.58376157110131E-034" calcext:value-type="float">
            <text:p>-7.58376157110131E-034</text:p>
          </table:table-cell>
          <table:table-cell/>
          <table:table-cell table:formula="of:=[.D49]/[.F49]" office:value-type="float" office:value="2672390396.55673" calcext:value-type="float">
            <text:p>2672390396.55673</text:p>
          </table:table-cell>
          <table:table-cell table:formula="of:=[.D49]-[.F49]" office:value-type="float" office:value="-2.02667715848033E-024" calcext:value-type="float">
            <text:p>-2.02667715848033E-02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formula="of:=[.M49]/[.O49]" office:value-type="float" office:value="0.0101487226224746" calcext:value-type="float">
            <text:p>0.0101487226</text:p>
          </table:table-cell>
          <table:table-cell table:formula="of:=[.M49]-[.O49]" office:value-type="float" office:value="7.50679607848122E-034" calcext:value-type="float">
            <text:p>7.51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6960352422907" calcext:value-type="float">
            <text:p>0.0046696035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50]/[.F50]" office:value-type="float" office:value="0.999275285870181" calcext:value-type="float">
            <text:p>0.9992752859</text:p>
          </table:table-cell>
          <table:table-cell table:formula="of:=[.D50]-[.F50]" office:value-type="float" office:value="-0.00000338658195845991" calcext:value-type="float">
            <text:p>-3.38658195845991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formula="of:=[.M50]/[.O50]" office:value-type="float" office:value="1.00000000000004" calcext:value-type="float">
            <text:p>1</text:p>
          </table:table-cell>
          <table:table-cell table:formula="of:=[.M50]-[.O50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57]/[.O57]" office:value-type="float" office:value="0.772205260005276" calcext:value-type="float">
            <text:p>0.77220526</text:p>
          </table:table-cell>
          <table:table-cell table:formula="of:=[.M57]-[.O57]" office:value-type="float" office:value="-5.6936459342967E-021" calcext:value-type="float">
            <text:p>-5.69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58]/[.O58]" office:value-type="float" office:value="6.8597376707015" calcext:value-type="float">
            <text:p>6.8597376707</text:p>
          </table:table-cell>
          <table:table-cell table:formula="of:=[.M58]-[.O58]" office:value-type="float" office:value="-6.08333481838766E-035" calcext:value-type="float">
            <text:p>-6.08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60]/[.O60]" office:value-type="float" office:value="0.796989642064583" calcext:value-type="float">
            <text:p>0.7969896421</text:p>
          </table:table-cell>
          <table:table-cell table:formula="of:=[.M60]-[.O60]" office:value-type="float" office:value="-7.2616277301158E-020" calcext:value-type="float">
            <text:p>-7.26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61]/[.O61]" office:value-type="float" office:value="10.9338037451852" calcext:value-type="float">
            <text:p>10.9338037452</text:p>
          </table:table-cell>
          <table:table-cell table:formula="of:=[.M61]-[.O61]" office:value-type="float" office:value="-6.8901546848024E-034" calcext:value-type="float">
            <text:p>-6.89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69]/[.O69]" office:value-type="float" office:value="0.757640333623051" calcext:value-type="float">
            <text:p>0.7576403336</text:p>
          </table:table-cell>
          <table:table-cell table:formula="of:=[.M69]-[.O69]" office:value-type="float" office:value="-6.1741443634358E-021" calcext:value-type="float">
            <text:p>-6.17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70]/[.O70]" office:value-type="float" office:value="2.79278916607653" calcext:value-type="float">
            <text:p>2.7927891661</text:p>
          </table:table-cell>
          <table:table-cell table:formula="of:=[.M70]-[.O70]" office:value-type="float" office:value="-4.57153576685142E-035" calcext:value-type="float">
            <text:p>-4.57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72]/[.O72]" office:value-type="float" office:value="1.89290998897118" calcext:value-type="float">
            <text:p>1.892909989</text:p>
          </table:table-cell>
          <table:table-cell table:formula="of:=[.M72]-[.O72]" office:value-type="float" office:value="1.34476432595354E-019" calcext:value-type="float">
            <text:p>1.34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73]/[.O73]" office:value-type="float" office:value="6.14401549465519" calcext:value-type="float">
            <text:p>6.1440154947</text:p>
          </table:table-cell>
          <table:table-cell table:formula="of:=[.M73]-[.O73]" office:value-type="float" office:value="-6.34942849077321E-034" calcext:value-type="float">
            <text:p>-6.35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5.72505711760196E+056" calcext:value-type="float">
            <text:p>572505711760196000000000000000000000000000000000000000000</text:p>
          </table:table-cell>
          <table:table-cell/>
          <table:table-cell table:style-name="ce3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4.04321897759093E+070" calcext:value-type="float">
            <text:p>-40432189775909300000000000000000000000000000000000000000000000000000000</text:p>
          </table:table-cell>
          <table:table-cell table:formula="of:=[.D9]-[.F9]" office:value-type="float" office:value="5.72505711760196E+056" calcext:value-type="float">
            <text:p>57250571176019600000000000000000000000000000000000000000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9]/[.O9]" office:value-type="float" office:value="-4.94980173604713" calcext:value-type="float">
            <text:p>-4.949801736</text:p>
          </table:table-cell>
          <table:table-cell table:formula="of:=[.M9]-[.O9]" office:value-type="float" office:value="-0.0000000000000170203015909711" calcext:value-type="float">
            <text:p>-1.70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.50989852812778E+054" calcext:value-type="float">
            <text:p>2509898528127780000000000000000000000000000000000000000</text:p>
          </table:table-cell>
          <table:table-cell/>
          <table:table-cell table:style-name="ce3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4.42086736512223E+068" calcext:value-type="float">
            <text:p>442086736512223000000000000000000000000000000000000000000000000000000</text:p>
          </table:table-cell>
          <table:table-cell table:formula="of:=[.D10]-[.F10]" office:value-type="float" office:value="2.50989852812778E+054" calcext:value-type="float">
            <text:p>250989852812778000000000000000000000000000000000000000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10]/[.O10]" office:value-type="float" office:value="-1.82925938531486E+015" calcext:value-type="float">
            <text:p>-1829259385314860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64.71512090399" calcext:value-type="float">
            <text:p>3464.715120904</text:p>
          </table:table-cell>
          <table:table-cell/>
          <table:table-cell table:style-name="ce3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.994739372956449" calcext:value-type="float">
            <text:p>0.994739373</text:p>
          </table:table-cell>
          <table:table-cell table:formula="of:=[.D11]-[.F11]" office:value-type="float" office:value="-18.3229643449804" calcext:value-type="float">
            <text:p>-18.32296434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11]/[.O11]" office:value-type="float" office:value="1.00000000638375" calcext:value-type="float">
            <text:p>1.0000000064</text:p>
          </table:table-cell>
          <table:table-cell table:formula="of:=[.M11]-[.O11]" office:value-type="float" office:value="0.0000222348603529099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93503505955693E+060" calcext:value-type="float">
            <text:p>-4935035059556930000000000000000000000000000000000000000000000</text:p>
          </table:table-cell>
          <table:table-cell/>
          <table:table-cell table:style-name="ce3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9.55160391083508E+075" calcext:value-type="float">
            <text:p>9551603910835080000000000000000000000000000000000000000000000000000000000000</text:p>
          </table:table-cell>
          <table:table-cell table:formula="of:=[.D12]-[.F12]" office:value-type="float" office:value="-4.93503505955693E+060" calcext:value-type="float">
            <text:p>-493503505955693000000000000000000000000000000000000000000000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12]/[.O12]" office:value-type="float" office:value="43.3005717398568" calcext:value-type="float">
            <text:p>43.3005717399</text:p>
          </table:table-cell>
          <table:table-cell table:formula="of:=[.M12]-[.O12]" office:value-type="float" office:value="-5.04738629595265E-016" calcext:value-type="float">
            <text:p>-5.05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91968384151884E+057" calcext:value-type="float">
            <text:p>-3919683841518840000000000000000000000000000000000000000000</text:p>
          </table:table-cell>
          <table:table-cell/>
          <table:table-cell table:style-name="ce3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1.43749505229932E+074" calcext:value-type="float">
            <text:p>143749505229932000000000000000000000000000000000000000000000000000000000000</text:p>
          </table:table-cell>
          <table:table-cell table:formula="of:=[.D13]-[.F13]" office:value-type="float" office:value="-3.91968384151884E+057" calcext:value-type="float">
            <text:p>-391968384151884000000000000000000000000000000000000000000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13]/[.O13]" office:value-type="float" office:value="-2.81424038634877E+015" calcext:value-type="float">
            <text:p>-2814240386348770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0039950959123" calcext:value-type="float">
            <text:p>1.8003995096</text:p>
          </table:table-cell>
          <table:table-cell/>
          <table:table-cell table:style-name="ce3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.684510039076974" calcext:value-type="float">
            <text:p>0.6845100391</text:p>
          </table:table-cell>
          <table:table-cell table:formula="of:=[.D14]-[.F14]" office:value-type="float" office:value="-0.82980225051586" calcext:value-type="float">
            <text:p>-0.82980225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14]/[.O14]" office:value-type="float" office:value="0.999999861457951" calcext:value-type="float">
            <text:p>0.9999998615</text:p>
          </table:table-cell>
          <table:table-cell table:formula="of:=[.M14]-[.O14]" office:value-type="float" office:value="-0.000000364393590412959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5.72505711760196E+056" calcext:value-type="float">
            <text:p>572505711760196000000000000000000000000000000000000000000</text:p>
          </table:table-cell>
          <table:table-cell/>
          <table:table-cell table:style-name="ce3" office:value-type="float" office:value="2.86065021088903E-015" calcext:value-type="float">
            <text:p>2.86065021088903E-015</text:p>
          </table:table-cell>
          <table:table-cell/>
          <table:table-cell table:formula="of:=[.D21]/[.F21]" office:value-type="float" office:value="2.00131323144983E+071" calcext:value-type="float">
            <text:p>200131323144983000000000000000000000000000000000000000000000000000000000</text:p>
          </table:table-cell>
          <table:table-cell table:formula="of:=[.D21]-[.F21]" office:value-type="float" office:value="5.72505711760196E+056" calcext:value-type="float">
            <text:p>57250571176019600000000000000000000000000000000000000000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21]/[.O21]" office:value-type="float" office:value="-1017.27472617544" calcext:value-type="float">
            <text:p>-1017.2747261755</text:p>
          </table:table-cell>
          <table:table-cell table:formula="of:=[.M21]-[.O21]" office:value-type="float" office:value="-0.0000000000000141735705810764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.50989852812778E+054" calcext:value-type="float">
            <text:p>2509898528127780000000000000000000000000000000000000000</text:p>
          </table:table-cell>
          <table:table-cell/>
          <table:table-cell table:style-name="ce3" office:value-type="float" office:value="-3.10365462226551E-030" calcext:value-type="float">
            <text:p>-3.10365462226551E-030</text:p>
          </table:table-cell>
          <table:table-cell/>
          <table:table-cell table:formula="of:=[.D22]/[.F22]" office:value-type="float" office:value="-8.08691311888203E+083" calcext:value-type="float">
            <text:p>-808691311888203000000000000000000000000000000000000000000000000000000000000000000000</text:p>
          </table:table-cell>
          <table:table-cell table:formula="of:=[.D22]-[.F22]" office:value-type="float" office:value="2.50989852812778E+054" calcext:value-type="float">
            <text:p>250989852812778000000000000000000000000000000000000000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22]/[.O22]" office:value-type="float" office:value="-1.10603097669198E+017" calcext:value-type="float">
            <text:p>-110603097669198000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64.71512090399" calcext:value-type="float">
            <text:p>3464.715120904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formula="of:=[.D23]/[.F23]" office:value-type="float" office:value="0.99473937930662" calcext:value-type="float">
            <text:p>0.9947393793</text:p>
          </table:table-cell>
          <table:table-cell table:formula="of:=[.D23]-[.F23]" office:value-type="float" office:value="-18.32294211012" calcext:value-type="float">
            <text:p>-18.32294211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23]/[.O23]" office:value-type="float" office:value="0.999999997761753" calcext:value-type="float">
            <text:p>0.9999999978</text:p>
          </table:table-cell>
          <table:table-cell table:formula="of:=[.M23]-[.O23]" office:value-type="float" office:value="-0.00000779589981902973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93503505955693E+060" calcext:value-type="float">
            <text:p>-4935035059556930000000000000000000000000000000000000000000000</text:p>
          </table:table-cell>
          <table:table-cell/>
          <table:table-cell table:style-name="ce3" office:value-type="float" office:value="-1.19321940303631E-017" calcext:value-type="float">
            <text:p>-1.19321940303631E-017</text:p>
          </table:table-cell>
          <table:table-cell/>
          <table:table-cell table:formula="of:=[.D24]/[.F24]" office:value-type="float" office:value="4.13589910371811E+077" calcext:value-type="float">
            <text:p>413589910371811000000000000000000000000000000000000000000000000000000000000000</text:p>
          </table:table-cell>
          <table:table-cell table:formula="of:=[.D24]-[.F24]" office:value-type="float" office:value="-4.93503505955693E+060" calcext:value-type="float">
            <text:p>-493503505955693000000000000000000000000000000000000000000000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24]/[.O24]" office:value-type="float" office:value="-147.833524878575" calcext:value-type="float">
            <text:p>-147.8335248786</text:p>
          </table:table-cell>
          <table:table-cell table:formula="of:=[.M24]-[.O24]" office:value-type="float" office:value="-5.20165773935783E-016" calcext:value-type="float">
            <text:p>-5.2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91968384151884E+057" calcext:value-type="float">
            <text:p>-3919683841518840000000000000000000000000000000000000000000</text:p>
          </table:table-cell>
          <table:table-cell/>
          <table:table-cell table:style-name="ce3" office:value-type="float" office:value="9.68910112924323E-033" calcext:value-type="float">
            <text:p>9.68910112924323E-033</text:p>
          </table:table-cell>
          <table:table-cell/>
          <table:table-cell table:formula="of:=[.D25]/[.F25]" office:value-type="float" office:value="-4.04545663135729E+089" calcext:value-type="float">
            <text:p>-404545663135729000000000000000000000000000000000000000000000000000000000000000000000000000</text:p>
          </table:table-cell>
          <table:table-cell table:formula="of:=[.D25]-[.F25]" office:value-type="float" office:value="-3.91968384151884E+057" calcext:value-type="float">
            <text:p>-391968384151884000000000000000000000000000000000000000000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25]/[.O25]" office:value-type="float" office:value="-8.84440344325642E+015" calcext:value-type="float">
            <text:p>-8844403443256420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0039950959123" calcext:value-type="float">
            <text:p>1.8003995096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formula="of:=[.D26]/[.F26]" office:value-type="float" office:value="0.684509944243551" calcext:value-type="float">
            <text:p>0.6845099442</text:p>
          </table:table-cell>
          <table:table-cell table:formula="of:=[.D26]-[.F26]" office:value-type="float" office:value="-0.82980261490945" calcext:value-type="float">
            <text:p>-0.829802614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26]/[.O26]" office:value-type="float" office:value="1.00000004857511" calcext:value-type="float">
            <text:p>1.0000000486</text:p>
          </table:table-cell>
          <table:table-cell table:formula="of:=[.M26]-[.O26]" office:value-type="float" office:value="0.00000012776233981881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5.72505711760196E+056" calcext:value-type="float">
            <text:p>572505711760196000000000000000000000000000000000000000000</text:p>
          </table:table-cell>
          <table:table-cell/>
          <table:table-cell table:style-name="ce3" office:value-type="float" office:value="1.39192009943242E-017" calcext:value-type="float">
            <text:p>1.39192009943242E-017</text:p>
          </table:table-cell>
          <table:table-cell/>
          <table:table-cell table:formula="of:=[.D33]/[.F33]" office:value-type="float" office:value="4.11306447829617E+073" calcext:value-type="float">
            <text:p>41130644782961700000000000000000000000000000000000000000000000000000000000</text:p>
          </table:table-cell>
          <table:table-cell table:formula="of:=[.D33]-[.F33]" office:value-type="float" office:value="5.72505711760196E+056" calcext:value-type="float">
            <text:p>57250571176019600000000000000000000000000000000000000000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33]/[.O33]" office:value-type="float" office:value="0.00486574728407581" calcext:value-type="float">
            <text:p>0.0048657473</text:p>
          </table:table-cell>
          <table:table-cell table:formula="of:=[.M33]-[.O33]" office:value-type="float" office:value="-2.84673100989471E-015" calcext:value-type="float">
            <text:p>-2.8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.50989852812778E+054" calcext:value-type="float">
            <text:p>2509898528127780000000000000000000000000000000000000000</text:p>
          </table:table-cell>
          <table:table-cell/>
          <table:table-cell table:style-name="ce3" office:value-type="float" office:value="-5.13311965595711E-032" calcext:value-type="float">
            <text:p>-5.13311965595711E-032</text:p>
          </table:table-cell>
          <table:table-cell/>
          <table:table-cell table:formula="of:=[.D34]/[.F34]" office:value-type="float" office:value="-4.88961624967184E+085" calcext:value-type="float">
            <text:p>-48896162496718400000000000000000000000000000000000000000000000000000000000000000000000</text:p>
          </table:table-cell>
          <table:table-cell table:formula="of:=[.D34]-[.F34]" office:value-type="float" office:value="2.50989852812778E+054" calcext:value-type="float">
            <text:p>250989852812778000000000000000000000000000000000000000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34]/[.O34]" office:value-type="float" office:value="0.0165389525597735" calcext:value-type="float">
            <text:p>0.0165389526</text:p>
          </table:table-cell>
          <table:table-cell table:formula="of:=[.M34]-[.O34]" office:value-type="float" office:value="3.05232342570594E-030" calcext:value-type="float">
            <text:p>3.05E-0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64.71512090399" calcext:value-type="float">
            <text:p>3464.715120904</text:p>
          </table:table-cell>
          <table:table-cell/>
          <table:table-cell table:style-name="ce3" office:value-type="float" office:value="3483.03809304487" calcext:value-type="float">
            <text:p>3483.0380930449</text:p>
          </table:table-cell>
          <table:table-cell/>
          <table:table-cell table:formula="of:=[.D35]/[.F35]" office:value-type="float" office:value="0.994739370729976" calcext:value-type="float">
            <text:p>0.9947393707</text:p>
          </table:table-cell>
          <table:table-cell table:formula="of:=[.D35]-[.F35]" office:value-type="float" office:value="-18.3229721408802" calcext:value-type="float">
            <text:p>-18.32297214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35]/[.O35]" office:value-type="float" office:value="1.000000008622" calcext:value-type="float">
            <text:p>1.0000000086</text:p>
          </table:table-cell>
          <table:table-cell table:formula="of:=[.M35]-[.O35]" office:value-type="float" office:value="0.0000300307601719396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93503505955693E+060" calcext:value-type="float">
            <text:p>-4935035059556930000000000000000000000000000000000000000000000</text:p>
          </table:table-cell>
          <table:table-cell/>
          <table:table-cell table:style-name="ce3" office:value-type="float" office:value="3.49495031015462E-018" calcext:value-type="float">
            <text:p>3.49495031015462E-018</text:p>
          </table:table-cell>
          <table:table-cell/>
          <table:table-cell table:formula="of:=[.D36]/[.F36]" office:value-type="float" office:value="-1.41204727438274E+078" calcext:value-type="float">
            <text:p>-1412047274382740000000000000000000000000000000000000000000000000000000000000000</text:p>
          </table:table-cell>
          <table:table-cell table:formula="of:=[.D36]-[.F36]" office:value-type="float" office:value="-4.93503505955693E+060" calcext:value-type="float">
            <text:p>-493503505955693000000000000000000000000000000000000000000000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36]/[.O36]" office:value-type="float" office:value="-0.292900894945325" calcext:value-type="float">
            <text:p>-0.2929008949</text:p>
          </table:table-cell>
          <table:table-cell table:formula="of:=[.M36]-[.O36]" office:value-type="float" office:value="1.54271443405177E-017" calcext:value-type="float">
            <text:p>1.5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91968384151884E+057" calcext:value-type="float">
            <text:p>-3919683841518840000000000000000000000000000000000000000000</text:p>
          </table:table-cell>
          <table:table-cell/>
          <table:table-cell table:style-name="ce3" office:value-type="float" office:value="3.08301853033676E-033" calcext:value-type="float">
            <text:p>3.08301853033676E-033</text:p>
          </table:table-cell>
          <table:table-cell/>
          <table:table-cell table:formula="of:=[.D37]/[.F37]" office:value-type="float" office:value="-1.27137861902202E+090" calcext:value-type="float">
            <text:p>-1271378619022020000000000000000000000000000000000000000000000000000000000000000000000000000</text:p>
          </table:table-cell>
          <table:table-cell table:formula="of:=[.D37]-[.F37]" office:value-type="float" office:value="-3.91968384151884E+057" calcext:value-type="float">
            <text:p>-391968384151884000000000000000000000000000000000000000000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37]/[.O37]" office:value-type="float" office:value="0.318194483596804" calcext:value-type="float">
            <text:p>0.3181944836</text:p>
          </table:table-cell>
          <table:table-cell table:formula="of:=[.M37]-[.O37]" office:value-type="float" office:value="-6.60608259890647E-033" calcext:value-type="float">
            <text:p>-6.61E-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0039950959123" calcext:value-type="float">
            <text:p>1.8003995096</text:p>
          </table:table-cell>
          <table:table-cell/>
          <table:table-cell table:style-name="ce3" office:value-type="float" office:value="2.63020163234475" calcext:value-type="float">
            <text:p>2.6302016323</text:p>
          </table:table-cell>
          <table:table-cell/>
          <table:table-cell table:formula="of:=[.D38]/[.F38]" office:value-type="float" office:value="0.684510072327126" calcext:value-type="float">
            <text:p>0.6845100723</text:p>
          </table:table-cell>
          <table:table-cell table:formula="of:=[.D38]-[.F38]" office:value-type="float" office:value="-0.82980212275352" calcext:value-type="float">
            <text:p>-0.829802122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38]/[.O38]" office:value-type="float" office:value="0.999999812882848" calcext:value-type="float">
            <text:p>0.9999998129</text:p>
          </table:table-cell>
          <table:table-cell table:formula="of:=[.M38]-[.O38]" office:value-type="float" office:value="-0.000000492155930231775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5.72505711760196E+056" calcext:value-type="float">
            <text:p>572505711760196000000000000000000000000000000000000000000</text:p>
          </table:table-cell>
          <table:table-cell/>
          <table:table-cell table:style-name="ce3" office:value-type="float" office:value="-3.35496208201154E-016" calcext:value-type="float">
            <text:p>-3.35496208201154E-016</text:p>
          </table:table-cell>
          <table:table-cell/>
          <table:table-cell table:formula="of:=[.D45]/[.F45]" office:value-type="float" office:value="-1.70644465649799E+072" calcext:value-type="float">
            <text:p>-1706444656497990000000000000000000000000000000000000000000000000000000000</text:p>
          </table:table-cell>
          <table:table-cell table:formula="of:=[.D45]-[.F45]" office:value-type="float" office:value="5.72505711760196E+056" calcext:value-type="float">
            <text:p>57250571176019600000000000000000000000000000000000000000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formula="of:=[.M45]/[.O45]" office:value-type="float" office:value="42.2051010829678" calcext:value-type="float">
            <text:p>42.205101083</text:p>
          </table:table-cell>
          <table:table-cell table:formula="of:=[.M45]-[.O45]" office:value-type="float" office:value="-0.0000000000000138241551718809" calcext:value-type="float">
            <text:p>-1.3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.50989852812778E+054" calcext:value-type="float">
            <text:p>2509898528127780000000000000000000000000000000000000000</text:p>
          </table:table-cell>
          <table:table-cell/>
          <table:table-cell table:style-name="ce3" office:value-type="float" office:value="3.61096612269528E-028" calcext:value-type="float">
            <text:p>3.61096612269528E-028</text:p>
          </table:table-cell>
          <table:table-cell/>
          <table:table-cell table:formula="of:=[.D46]/[.F46]" office:value-type="float" office:value="6.95076730948213E+081" calcext:value-type="float">
            <text:p>6950767309482130000000000000000000000000000000000000000000000000000000000000000000</text:p>
          </table:table-cell>
          <table:table-cell table:formula="of:=[.D46]-[.F46]" office:value-type="float" office:value="2.50989852812778E+054" calcext:value-type="float">
            <text:p>250989852812778000000000000000000000000000000000000000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formula="of:=[.M46]/[.O46]" office:value-type="float" office:value="15722632541114.4" calcext:value-type="float">
            <text:p>15722632541114.4</text:p>
          </table:table-cell>
          <table:table-cell table:formula="of:=[.M46]-[.O46]" office:value-type="float" office:value="5.67738934655468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64.71512090399" calcext:value-type="float">
            <text:p>3464.715120904</text:p>
          </table:table-cell>
          <table:table-cell/>
          <table:table-cell table:style-name="ce3" office:value-type="float" office:value="3483.03808525305" calcext:value-type="float">
            <text:p>3483.0380852531</text:p>
          </table:table-cell>
          <table:table-cell/>
          <table:table-cell table:formula="of:=[.D47]/[.F47]" office:value-type="float" office:value="0.994739372955283" calcext:value-type="float">
            <text:p>0.994739373</text:p>
          </table:table-cell>
          <table:table-cell table:formula="of:=[.D47]-[.F47]" office:value-type="float" office:value="-18.3229643490604" calcext:value-type="float">
            <text:p>-18.32296434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formula="of:=[.M47]/[.O47]" office:value-type="float" office:value="0.999999999998829" calcext:value-type="float">
            <text:p>1</text:p>
          </table:table-cell>
          <table:table-cell table:formula="of:=[.M47]-[.O47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93503505955693E+060" calcext:value-type="float">
            <text:p>-4935035059556930000000000000000000000000000000000000000000000</text:p>
          </table:table-cell>
          <table:table-cell/>
          <table:table-cell table:style-name="ce3" office:value-type="float" office:value="3.95820656766416E-018" calcext:value-type="float">
            <text:p>3.95820656766416E-018</text:p>
          </table:table-cell>
          <table:table-cell/>
          <table:table-cell table:formula="of:=[.D48]/[.F48]" office:value-type="float" office:value="-1.24678562758012E+078" calcext:value-type="float">
            <text:p>-1246785627580120000000000000000000000000000000000000000000000000000000000000000</text:p>
          </table:table-cell>
          <table:table-cell table:formula="of:=[.D48]-[.F48]" office:value-type="float" office:value="-4.93503505955693E+060" calcext:value-type="float">
            <text:p>-493503505955693000000000000000000000000000000000000000000000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formula="of:=[.M48]/[.O48]" office:value-type="float" office:value="-130.531546242805" calcext:value-type="float">
            <text:p>-130.5315462428</text:p>
          </table:table-cell>
          <table:table-cell table:formula="of:=[.M48]-[.O48]" office:value-type="float" office:value="-5.20629030193292E-016" calcext:value-type="float">
            <text:p>-5.2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91968384151884E+057" calcext:value-type="float">
            <text:p>-3919683841518840000000000000000000000000000000000000000000</text:p>
          </table:table-cell>
          <table:table-cell/>
          <table:table-cell table:style-name="ce3" office:value-type="float" office:value="-4.24494368631111E-030" calcext:value-type="float">
            <text:p>-4.24494368631111E-030</text:p>
          </table:table-cell>
          <table:table-cell/>
          <table:table-cell table:formula="of:=[.D49]/[.F49]" office:value-type="float" office:value="9.23377111964723E+086" calcext:value-type="float">
            <text:p>923377111964723000000000000000000000000000000000000000000000000000000000000000000000000</text:p>
          </table:table-cell>
          <table:table-cell table:formula="of:=[.D49]-[.F49]" office:value-type="float" office:value="-3.91968384151884E+057" calcext:value-type="float">
            <text:p>-391968384151884000000000000000000000000000000000000000000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formula="of:=[.M49]/[.O49]" office:value-type="float" office:value="6423515061757.97" calcext:value-type="float">
            <text:p>6423515061757.97</text:p>
          </table:table-cell>
          <table:table-cell table:formula="of:=[.M49]-[.O49]" office:value-type="float" office:value="-2.72674597053296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0039950959123" calcext:value-type="float">
            <text:p>1.8003995096</text:p>
          </table:table-cell>
          <table:table-cell/>
          <table:table-cell table:style-name="ce3" office:value-type="float" office:value="2.63020176004028" calcext:value-type="float">
            <text:p>2.63020176</text:p>
          </table:table-cell>
          <table:table-cell/>
          <table:table-cell table:formula="of:=[.D50]/[.F50]" office:value-type="float" office:value="0.684510039094361" calcext:value-type="float">
            <text:p>0.6845100391</text:p>
          </table:table-cell>
          <table:table-cell table:formula="of:=[.D50]-[.F50]" office:value-type="float" office:value="-0.82980225044905" calcext:value-type="float">
            <text:p>-0.829802250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formula="of:=[.M50]/[.O50]" office:value-type="float" office:value="1.0000000000254" calcext:value-type="float">
            <text:p>1</text:p>
          </table:table-cell>
          <table:table-cell table:formula="of:=[.M50]-[.O50]" office:value-type="float" office:value="0.0000000000668096689082631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57]/[.O57]" office:value-type="float" office:value="-24.1031226101239" calcext:value-type="float">
            <text:p>-24.1031226101</text:p>
          </table:table-cell>
          <table:table-cell table:formula="of:=[.M57]-[.O57]" office:value-type="float" office:value="-3.49415409195478E-016" calcext:value-type="float">
            <text:p>-3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58]/[.O58]" office:value-type="float" office:value="-7034.64240991278" calcext:value-type="float">
            <text:p>-7034.6424099128</text:p>
          </table:table-cell>
          <table:table-cell table:formula="of:=[.M58]-[.O58]" office:value-type="float" office:value="3.61147943466088E-028" calcext:value-type="float">
            <text:p>3.61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59]/[.O59]" office:value-type="float" office:value="0.999999997762924" calcext:value-type="float">
            <text:p>0.9999999978</text:p>
          </table:table-cell>
          <table:table-cell table:formula="of:=[.M59]-[.O59]" office:value-type="float" office:value="-0.00000779181982579757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60]/[.O60]" office:value-type="float" office:value="1.13255016993047" calcext:value-type="float">
            <text:p>1.1325501699</text:p>
          </table:table-cell>
          <table:table-cell table:formula="of:=[.M60]-[.O60]" office:value-type="float" office:value="4.6325625750954E-019" calcext:value-type="float">
            <text:p>4.63E-0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61]/[.O61]" office:value-type="float" office:value="-1376.87906982753" calcext:value-type="float">
            <text:p>-1376.8790698275</text:p>
          </table:table-cell>
          <table:table-cell table:formula="of:=[.M61]-[.O61]" office:value-type="float" office:value="-4.2480267048414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62]/[.O62]" office:value-type="float" office:value="1.00000004854971" calcext:value-type="float">
            <text:p>1.0000000485</text:p>
          </table:table-cell>
          <table:table-cell table:formula="of:=[.M62]-[.O62]" office:value-type="float" office:value="0.000000127695530149907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69]/[.O69]" office:value-type="float" office:value="-0.117279703377956" calcext:value-type="float">
            <text:p>-0.1172797034</text:p>
          </table:table-cell>
          <table:table-cell table:formula="of:=[.M69]-[.O69]" office:value-type="float" office:value="-3.19614641909018E-015" calcext:value-type="float">
            <text:p>-3.2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70]/[.O70]" office:value-type="float" office:value="-116.345617092518" calcext:value-type="float">
            <text:p>-116.3456170925</text:p>
          </table:table-cell>
          <table:table-cell table:formula="of:=[.M70]-[.O70]" office:value-type="float" office:value="3.64200266891794E-028" calcext:value-type="float">
            <text:p>3.64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71]/[.O71]" office:value-type="float" office:value="1.00000000638493" calcext:value-type="float">
            <text:p>1.0000000064</text:p>
          </table:table-cell>
          <table:table-cell table:formula="of:=[.M71]-[.O71]" office:value-type="float" office:value="0.000022238940346142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72]/[.O72]" office:value-type="float" office:value="-0.331724958343115" calcext:value-type="float">
            <text:p>-0.3317249583</text:p>
          </table:table-cell>
          <table:table-cell table:formula="of:=[.M72]-[.O72]" office:value-type="float" office:value="1.58904005980273E-017" calcext:value-type="float">
            <text:p>1.59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73]/[.O73]" office:value-type="float" office:value="-438.115324599018" calcext:value-type="float">
            <text:p>-438.115324599</text:p>
          </table:table-cell>
          <table:table-cell table:formula="of:=[.M73]-[.O73]" office:value-type="float" office:value="-4.2546327874403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74]/[.O74]" office:value-type="float" office:value="0.99999986143255" calcext:value-type="float">
            <text:p>0.9999998614</text:p>
          </table:table-cell>
          <table:table-cell table:formula="of:=[.M74]-[.O74]" office:value-type="float" office:value="-0.00000036446040008186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00000141596513800821" calcext:value-type="float">
            <text:p>-1.4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5.16670823625628E-016" calcext:value-type="float">
            <text:p>-5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00000141596513800821" calcext:value-type="float">
            <text:p>-1.4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5.16670823625628E-016" calcext:value-type="float">
            <text:p>-5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1T14:22:51.547552152</dc:date>
    <dc:creator>Stacha Petrovic</dc:creator>
    <meta:editing-duration>P6DT13H8M50S</meta:editing-duration>
    <meta:editing-cycles>154</meta:editing-cycles>
    <meta:document-statistic meta:table-count="4" meta:cell-count="1548" meta:object-count="0"/>
    <meta:user-defined meta:name="qrichtext">1</meta:user-defined>
  </office:meta>
</office:document-meta>
</file>